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6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7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8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9" style:num-suffix="." style:num-format="1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T3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paragraph-properties fo:text-indent="0.4916in"/>
    </style:style>
    <style:style style:name="T6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paragraph-properties fo:text-indent="0.4916in"/>
    </style:style>
    <style:style style:name="T8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text-indent="0.4916in"/>
    </style:style>
    <style:style style:name="T1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11" style:parent-style-name="Standard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text-indent="0.4916in"/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margin-bottom="0in"/>
    </style:style>
    <style:style style:name="T14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" style:parent-style-name="Tipodeletrapredefinidodoparágrafo" style:family="text">
      <style:text-properties style:font-name="Helvetica" fo:color="#444950" fo:font-size="7pt" style:font-size-asian="7pt" style:font-size-complex="7pt" fo:background-color="#FFFFFF"/>
    </style:style>
    <style:style style:name="T16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T17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18" style:parent-style-name="Standard" style:family="paragraph">
      <style:paragraph-properties fo:margin-bottom="0in"/>
    </style:style>
    <style:style style:name="T19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20" style:parent-style-name="ParágrafodaLista" style:list-style-name="WWNum1" style:family="paragraph"/>
    <style:style style:name="T21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3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24" style:parent-style-name="ParágrafodaLista" style:list-style-name="WWNum1" style:family="paragraph"/>
    <style:style style:name="T25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6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27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8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29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30" style:parent-style-name="ParágrafodaLista" style:list-style-name="WWNum1" style:family="paragraph"/>
    <style:style style:name="T31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2" style:parent-style-name="Tipodeletrapredefinidodoparágraf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3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35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36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37" style:parent-style-name="Standard" style:family="paragraph">
      <style:paragraph-properties fo:margin-bottom="0in"/>
    </style:style>
    <style:style style:name="T38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39" style:parent-style-name="ParágrafodaLista" style:list-style-name="WWNum7" style:family="paragraph"/>
    <style:style style:name="T40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ParágrafodaLista" style:list-style-name="WWNum7" style:family="paragraph"/>
    <style:style style:name="T42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T43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44" style:parent-style-name="ParágrafodaLista" style:list-style-name="WWNum7" style:family="paragraph"/>
    <style:style style:name="T45" style:parent-style-name="Tipodeletrapredefinidodoparágrafo" style:family="text">
      <style:text-properties style:font-name="Times New Roman" style:font-name-complex="Times New Roman" fo:font-size="12pt" style:font-size-asian="12pt" style:font-size-complex="12pt"/>
    </style:style>
    <style:style style:name="P46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margin-bottom="0in"/>
    </style:style>
    <style:style style:name="T48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49" style:parent-style-name="Standard" style:family="paragraph">
      <style:paragraph-properties fo:margin-bottom="0in"/>
    </style:style>
    <style:style style:name="T50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T51" style:parent-style-name="Tipodeletrapredefinidodoparágrafo" style:family="text">
      <style:text-properties style:font-name="Times New Roman" style:font-name-complex="Times New Roman" fo:color="#444950" fo:font-size="12pt" style:font-size-asian="12pt" style:font-size-complex="12pt" fo:background-color="#FFFFFF"/>
    </style:style>
    <style:style style:name="P52" style:parent-style-name="Standard" style:list-style-name="LFO11" style:family="paragraph">
      <style:paragraph-properties fo:margin-bottom="0in"/>
    </style:style>
    <style:style style:name="T53" style:parent-style-name="Tipodeletrapredefinidodoparágrafo" style:family="text">
      <style:text-properties style:font-name="Times New Roman" fo:font-size="12pt" style:font-size-asian="12pt" style:font-size-complex="12pt"/>
    </style:style>
    <style:style style:name="T54" style:parent-style-name="Tipodeletrapredefinidodoparágraf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5" style:parent-style-name="Tipodeletrapredefinidodoparágrafo" style:family="text">
      <style:text-properties style:font-name="Times New Roman" fo:font-size="12pt" style:font-size-asian="12pt" style:font-size-complex="12pt"/>
    </style:style>
    <style:style style:name="P56" style:parent-style-name="Standard" style:list-style-name="LFO11" style:family="paragraph">
      <style:paragraph-properties fo:margin-bottom="0in"/>
    </style:style>
    <style:style style:name="T57" style:parent-style-name="Tipodeletrapredefinidodoparágrafo" style:family="text">
      <style:text-properties style:font-name="Times New Roman" fo:font-size="12pt" style:font-size-asian="12pt" style:font-size-complex="12pt"/>
    </style:style>
    <style:style style:name="T58" style:parent-style-name="Tipodeletrapredefinidodoparágraf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9" style:parent-style-name="Tipodeletrapredefinidodoparágraf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Análise de Requisitos – Projeto IES</text:span></text:p>
      <text:p text:style-name="Standard"><text:span text:style-name="T3">G6: <text:s text:c="4"/></text:span><text:span text:style-name="T4">Diogo Filipe Amaral Carvalho – 92969</text:span></text:p>
      <text:p text:style-name="P5"><text:span text:style-name="T6">Pedro Miguel Loureiro Amaral – 93283</text:span></text:p>
      <text:p text:style-name="P7"><text:span text:style-name="T8">Rafael Baptista – 93367</text:span></text:p>
      <text:p text:style-name="P9"><text:span text:style-name="T10">Ricardo Saraiva da Cruz – 93118</text:span></text:p>
      <text:p text:style-name="P11"/>
      <text:p text:style-name="P12"/>
      <text:p text:style-name="P13"><text:span text:style-name="T14">Projeto:</text:span><text:span text:style-name="T15"><text:s/></text:span><text:span text:style-name="T16">Este projeto pretende demonstrar o estado atual do<text:s/></text:span><text:span text:style-name="T17">mais falado tema do mundo, covid-19. Para isso iremos mostrar ao pormenor o aumento e recuperações de casos diários, apresentar gráficos com estatísticas, entre outras funcionalidades.</text:span></text:p>
      <text:p text:style-name="P18"><text:span text:style-name="T19">Para isso o sistema deve ter por base as seguintes características:</text:span></text:p>
      <text:list text:style-name="WWNum1">
        <text:list-item text:start-value="1">
          <text:p text:style-name="P20"><text:span text:style-name="T21">Um<text:s/></text:span><text:span text:style-name="T22">paciente<text:s/></text:span><text:span text:style-name="T23">deve ter um pacient_id nome, estado atual do covid (recuperado, infetado, etc.), género, idade, altura, peso, nacionalidade, região, área de Residência, e um médico associado.</text:span></text:p>
        </text:list-item>
        <text:list-item>
          <text:p text:style-name="P24"><text:span text:style-name="T25">Um<text:s/></text:span><text:span text:style-name="T26">médico<text:s/></text:span><text:span text:style-name="T27">tem um número de medico, código de acesso, nome, hospital, id</text:span><text:span text:style-name="T28">ade</text:span><text:span text:style-name="T29">.</text:span></text:p>
        </text:list-item>
        <text:list-item>
          <text:p text:style-name="P30"><text:span text:style-name="T31">Um<text:s/></text:span><text:span text:style-name="T32">hospital</text:span><text:span text:style-name="T33"><text:s/>tem id, nome, localização, região, número de camas</text:span><text:span text:style-name="T34">, número de camas ocupadas</text:span><text:span text:style-name="T35">.</text:span></text:p>
        </text:list-item>
      </text:list>
      <text:p text:style-name="P36"/>
      <text:p text:style-name="P37"><text:span text:style-name="T38">O sistema deve ainda respeitar as seguintes restrições de integridade:</text:span></text:p>
      <text:list text:style-name="WWNum7">
        <text:list-item text:start-value="1">
          <text:p text:style-name="P39"><text:span text:style-name="T40">Número de pacientes hospitalizados não pode exceder o número de camas do hospital.</text:span></text:p>
        </text:list-item>
        <text:list-item>
          <text:p text:style-name="P41"><text:span text:style-name="T42">Os<text:s/></text:span><text:span text:style-name="T43">pacientes de uma dada região só podem estar hospitalizados em hospitais dessa região.</text:span></text:p>
        </text:list-item>
        <text:list-item>
          <text:p text:style-name="P44"><text:span text:style-name="T45">Um paciente só pode ser acompanhado pelo seu médico.</text:span></text:p>
        </text:list-item>
      </text:list>
      <text:p text:style-name="P46"/>
      <text:p text:style-name="P47"><text:span text:style-name="T48">Pretende-se ainda que haja proteção de dados dos pacientes, ou seja, haver anonimização.</text:span></text:p>
      <text:p text:style-name="P49"><text:span text:style-name="T50">Para isso deve ser<text:s/></text:span><text:span text:style-name="T51">criada uma base de dados auxilar com as seguintes caracteristicas:</text:span></text:p>
      <text:list text:style-name="LFO11" text:continue-numbering="true">
        <text:list-item>
          <text:p text:style-name="P52"><text:span text:style-name="T53">Um<text:s/></text:span><text:span text:style-name="T54">caso<text:s/></text:span><text:span text:style-name="T55">contém o caso_ID, paciente_ID e estado atual do paciente.</text:span></text:p>
        </text:list-item>
        <text:list-item>
          <text:p text:style-name="P56"><text:span text:style-name="T57">Um<text:s/></text:span><text:span text:style-name="T58">relatório de estado<text:s/></text:span><text:span text:style-name="T59">contém o paciente_ID, estado do paciente, a data de alteração de estado e um id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Helvetica" svg:font-family="Helvetica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Symbol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-complex="Symbol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Wingdings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Times New Roman" style:font-name-complex="Wingdings"/>
    </style:style>
    <style:style style:name="WW_CharLFO3LVL4" style:family="text">
      <style:text-properties style:font-name="Times New Roman" style:font-name-complex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Times New Roman" style:font-name-complex="Wingdings"/>
    </style:style>
    <style:style style:name="WW_CharLFO3LVL7" style:family="text">
      <style:text-properties style:font-name="Times New Roman" style:font-name-complex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Times New Roman" style:font-name-complex="Wingdings"/>
    </style:style>
    <text:list-style style:name="WWNum2" style:display-name="WWNum2">
      <text:list-level-style-bullet text:level="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</text:list-style>
    <text:list-style style:name="WWNum3" style:display-name="WWNum3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format="1" text:display-levels="4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format="1" text:display-levels="7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1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4" style:num-suffix="." style:num-format="1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number>
      <text:list-level-style-number text:level="5" style:num-suffix="." style:num-format="1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number>
      <text:list-level-style-number text:level="6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7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8" style:num-suffix="." style:num-format="1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9" style:num-suffix="." style:num-format="1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ogo Carvalho</meta:initial-creator>
    <dc:creator>Ricardo Cruz</dc:creator>
    <meta:creation-date>2020-12-02T15:14:00Z</meta:creation-date>
    <dc:date>2020-12-17T22:59:00Z</dc:date>
    <meta:template xlink:href="Normal" xlink:type="simple"/>
    <meta:editing-cycles>5</meta:editing-cycles>
    <meta:editing-duration>PT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32" meta:character-count="1484" meta:row-count="10" meta:non-whitespace-character-count="1254"/>
  </office:meta>
</office:document-meta>
</file>